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paragraph-properties fo:break-before="page"/>
      <style:text-properties officeooo:rsid="002f73c6" officeooo:paragraph-rsid="002f73c6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 fo:font-size="8pt" style:font-size-asian="8pt" style:font-size-complex="8pt"/>
    </style:style>
    <style:style style:name="P5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7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8" style:family="paragraph">
      <style:paragraph-properties fo:text-align="center"/>
      <style:text-properties style:font-name="Times New Roman" fo:font-size="6pt" style:font-size-asian="6pt" style:font-size-complex="6pt"/>
    </style:style>
    <style:style style:name="P9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1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2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3" style:family="paragraph">
      <loext:graphic-properties draw:fill-color="#6666ff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fo:font-size="7pt" style:font-size-asian="7pt" style:font-size-complex="7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0" style:family="paragraph">
      <loext:graphic-properties draw:fill="none" draw:fill-color="#ffffff"/>
      <style:text-properties fo:font-size="6pt" style:font-size-asian="6pt" style:font-size-complex="6pt"/>
    </style:style>
    <style:style style:name="P21" style:family="paragraph">
      <loext:graphic-properties draw:fill="none" draw:fill-color="#ff3333" draw:opacity="50%"/>
      <style:paragraph-properties fo:text-align="center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Times New Roman1" fo:font-size="6pt" style:font-size-asian="6pt" style:font-size-complex="6pt"/>
    </style:style>
    <style:style style:name="T6" style:family="text">
      <style:text-properties fo:font-size="6pt" style:font-size-asian="6pt" style:font-size-complex="6pt"/>
    </style:style>
    <style:style style:name="gr1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7772in" fo:min-width="0.6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7772in" fo:min-width="0.6945in" style:run-through="foreground"/>
    </style:style>
    <style:style style:name="gr24" style:family="graphic">
      <style:graphic-properties draw:textarea-horizontal-align="justify" draw:textarea-vertical-align="middle" draw:auto-grow-height="false" fo:min-height="0.5866in" fo:min-width="0.5244in" style:run-through="foreground"/>
    </style:style>
    <style:style style:name="gr25" style:family="graphic">
      <style:graphic-properties draw:textarea-horizontal-align="justify" draw:textarea-vertical-align="middle" draw:auto-grow-height="false" fo:min-height="0.552in" fo:min-width="0.4929in" style:run-through="foreground"/>
    </style:style>
    <style:style style:name="gr26" style:family="graphic">
      <style:graphic-properties draw:textarea-horizontal-align="justify" draw:textarea-vertical-align="middle" draw:auto-grow-height="false" fo:min-height="0.552in" fo:min-width="0.4937in" style:run-through="foreground"/>
    </style:style>
    <style:style style:name="gr27" style:family="graphic">
      <style:graphic-properties draw:textarea-horizontal-align="justify" draw:textarea-vertical-align="middle" draw:auto-grow-height="false" fo:min-height="0.4134in" fo:min-width="0.3689in" style:run-through="foreground"/>
    </style:style>
    <style:style style:name="gr28" style:family="graphic">
      <style:graphic-properties draw:textarea-horizontal-align="justify" draw:textarea-vertical-align="middle" draw:auto-grow-height="false" fo:min-height="0.4134in" fo:min-width="0.3693in" style:run-through="foreground"/>
    </style:style>
    <style:style style:name="gr29" style:family="graphic">
      <style:graphic-properties draw:textarea-horizontal-align="justify" draw:textarea-vertical-align="middle" draw:auto-grow-height="false" fo:min-height="0.4134in" fo:min-width="0.3701in" style:run-through="foreground"/>
    </style:style>
    <style:style style:name="gr30" style:family="graphic">
      <style:graphic-properties style:run-through="foreground"/>
    </style:style>
    <style:style style:name="gr31" style:family="graphic">
      <style:graphic-properties draw:textarea-horizontal-align="justify" draw:textarea-vertical-align="middle" draw:auto-grow-height="false" fo:min-height="0.3091in" fo:min-width="0.2756in" style:run-through="foreground"/>
    </style:style>
    <style:style style:name="gr32" style:family="graphic">
      <style:graphic-properties draw:textarea-horizontal-align="justify" draw:textarea-vertical-align="middle" draw:auto-grow-height="false" fo:min-height="0.3091in" fo:min-width="0.2764in" style:run-through="foreground"/>
    </style:style>
    <style:style style:name="gr33" style:family="graphic">
      <style:graphic-properties svg:stroke-color="#ffffff" draw:fill-color="#6666ff" draw:textarea-horizontal-align="justify" draw:textarea-vertical-align="middle" draw:auto-grow-height="false" fo:min-height="0.2319in" fo:min-width="0.2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ffffff" draw:fill-color="#6666ff" draw:textarea-horizontal-align="justify" draw:textarea-vertical-align="middle" draw:auto-grow-height="false" fo:min-height="0.1929in" fo:min-width="0.192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6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ffffff" draw:fill-color="#6666ff" draw:textarea-horizontal-align="justify" draw:textarea-vertical-align="middle" draw:auto-grow-height="false" fo:min-height="0.2382in" fo:min-width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1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1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1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fo:min-height="0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fo:min-height="0.1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dash" draw:stroke-dash="Dashed_20__28_var_29_" svg:stroke-color="#ff0000" draw:fill="none" draw:fill-color="#ff3333" draw:opacity="50%" draw:textarea-horizontal-align="justify" draw:textarea-vertical-align="middle" draw:auto-grow-height="false" fo:min-height="1.1008in" fo:min-width="2.1063in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4" svg:width="0.4067in" svg:height="0.7768in" svg:x="0.1929in" svg:y="0.2236in"><text:p text:style-name="P3"><text:span text:style-name="T1">Input</text:span></text:p><text:p text:style-name="P3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5" svg:width="0.7748in" svg:height="0.7768in" svg:x="0.6217in" svg:y="0.2236in"><text:p text:style-name="P3"><text:span text:style-name="T1">CONV1+ReLU</text:span></text:p><text:p text:style-name="P3"><text:span text:style-name="T1">filters: 20</text:span></text:p><text:p text:style-name="P3"><text:span text:style-name="T1">f_size: 4x4</text:span></text:p><text:p text:style-name="P3"><text:span text:style-name="T1">stride: 1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6" svg:width="0.5287in" svg:height="0.7768in" svg:x="1.4181in" svg:y="0.2236in"><text:p text:style-name="P3"><text:span text:style-name="T1">POOL1</text:span></text:p><text:p text:style-name="P3"><text:span text:style-name="T1">f_size: 2x2</text:span></text:p><text:p text:style-name="P3"><text:span text:style-name="T1">stride: 2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5" svg:width="0.7406in" svg:height="0.7768in" svg:x="1.9626in" svg:y="0.2236in"><text:p text:style-name="P3"><text:span text:style-name="T1">CONV2+ReLU</text:span></text:p><text:p text:style-name="P3"><text:span text:style-name="T1">filters: 40</text:span></text:p><text:p text:style-name="P3"><text:span text:style-name="T1">f_size: 3x3</text:span></text:p><text:p text:style-name="P3"><text:span text:style-name="T1">stride: 1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6" svg:width="0.5524in" svg:height="0.7768in" svg:x="2.7193in" svg:y="0.2236in"><text:p text:style-name="P3"><text:span text:style-name="T1">POOL2</text:span></text:p><text:p text:style-name="P3"><text:span text:style-name="T1">stride: 2</text:span></text:p><text:p text:style-name="P3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7" svg:width="0.5524in" svg:height="0.7768in" svg:x="3.2937in" svg:y="0.2236in"><text:p text:style-name="P3"><text:span text:style-name="T1">FC1+ReLU</text:span></text:p><text:p text:style-name="P3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7" svg:width="0.5524in" svg:height="0.7768in" svg:x="3.8681in" svg:y="0.2236in"><text:p text:style-name="P3"><text:span text:style-name="T1">FC2+ReLU</text:span></text:p><text:p text:style-name="P3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8" svg:width="0.3331in" svg:height="0.7768in" svg:x="0.1929in" svg:y="0.0319in"><text:p text:style-name="P3"><text:span text:style-name="T2">Input</text:span></text:p><text:p text:style-name="P3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9" svg:width="0.5504in" svg:height="0.7768in" svg:x="0.5437in" svg:y="0.0319in"><text:p text:style-name="P3"><text:span text:style-name="T2">CONV1+ReLU</text:span></text:p><text:p text:style-name="P3"><text:span text:style-name="T2">filters: 20</text:span></text:p><text:p text:style-name="P3"><text:span text:style-name="T2">f_size: 4x4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9" svg:width="0.5504in" svg:height="0.7768in" svg:x="1.5366in" svg:y="0.0319in"><text:p text:style-name="P3"><text:span text:style-name="T2">CONV2+ReLU</text:span></text:p><text:p text:style-name="P3"><text:span text:style-name="T2">filters: 40</text:span></text:p><text:p text:style-name="P3"><text:span text:style-name="T2">f_size: 3x3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10" svg:width="0.4098in" svg:height="0.7768in" svg:x="1.111in" svg:y="0.0319in"><text:p text:style-name="P3"><text:span text:style-name="T2">POOL1</text:span></text:p><text:p text:style-name="P3"><text:span text:style-name="T2">f_size: 2x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10" svg:width="0.4157in" svg:height="0.7768in" svg:x="2.1055in" svg:y="0.0374in"><text:p text:style-name="P3"><text:span text:style-name="T2">POOL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9" svg:width="0.5504in" svg:height="0.7768in" svg:x="2.5374in" svg:y="0.0319in"><text:p text:style-name="P3"><text:span text:style-name="T2">CONV3+ReLU</text:span></text:p><text:p text:style-name="P3"><text:span text:style-name="T2">filters: 60</text:span></text:p><text:p text:style-name="P3"><text:span text:style-name="T2">f_size: 3x3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10" svg:width="0.4098in" svg:height="0.7768in" svg:x="3.0992in" svg:y="0.0319in"><text:p text:style-name="P3"><text:span text:style-name="T2">POOL3</text:span></text:p><text:p text:style-name="P3"><text:span text:style-name="T2">f_size: 2x2</text:span></text:p><text:p text:style-name="P3"><text:span text:style-name="T2">stride: 2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9" svg:width="0.548in" svg:height="0.7768in" svg:x="3.5252in" svg:y="0.0319in"><text:p text:style-name="P3"><text:span text:style-name="T2">CONV4+ReLU</text:span></text:p><text:p text:style-name="P3"><text:span text:style-name="T2">filters: 80</text:span></text:p><text:p text:style-name="P3"><text:span text:style-name="T2">f_size: 2x2</text:span></text:p><text:p text:style-name="P3"><text:span text:style-name="T2">stride: 1</text:span></text:p><text:p text:style-name="P3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11" svg:width="0.4512in" svg:height="0.7768in" svg:x="4.0898in" svg:y="0.0319in"><text:p text:style-name="P3"><text:span text:style-name="T2">FC1+ReLU</text:span></text:p><text:p text:style-name="P3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11" svg:width="0.4217in" svg:height="0.7768in" svg:x="4.5571in" svg:y="0.0319in"><text:p text:style-name="P3"><text:span text:style-name="T2">FC2+ReLU</text:span></text:p><text:p text:style-name="P3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7" draw:name="Shape1" draw:style-name="gr14" draw:text-style-name="P8" svg:width="0.4012in" svg:height="0.7768in" svg:x="0.1764in" svg:y="0.0319in"><text:p text:style-name="P3"><text:span text:style-name="T2">Input</text:span></text:p><text:p text:style-name="P3"><text:span text:style-name="T2">1x192x256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9" svg:width="0.5504in" svg:height="0.7768in" svg:x="0.5937in" svg:y="0.0319in"><text:p text:style-name="P3"><text:span text:style-name="T2">CONV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9" draw:text-style-name="P10" svg:width="0.4098in" svg:height="0.7768in" svg:x="1.161in" svg:y="0.0319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8" draw:text-style-name="P9" svg:width="0.5504in" svg:height="0.7768in" svg:x="1.9366in" svg:y="0.0319in"><text:p text:style-name="P3"><text:span text:style-name="T2">CONV2</text:span></text:p><text:p text:style-name="P3"><text:span text:style-name="T2">filters: 64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0" draw:text-style-name="P10" svg:width="0.4157in" svg:height="0.7768in" svg:x="2.5055in" svg:y="0.0374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1" draw:text-style-name="P11" svg:width="0.4512in" svg:height="0.7768in" svg:x="4.6307in" svg:y="0.0319in"><text:p text:style-name="P3"><text:span text:style-name="T2">FC1</text:span></text:p><text:p text:style-name="P3"><text:span text:style-name="T2">1000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8" draw:text-style-name="P9" svg:width="0.5504in" svg:height="0.7768in" svg:x="3.2925in" svg:y="0.0319in"><text:p text:style-name="P3"><text:span text:style-name="T2">CONV3</text:span></text:p><text:p text:style-name="P3"><text:span text:style-name="T2">filters: 128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9" draw:text-style-name="P10" svg:width="0.4098in" svg:height="0.7768in" svg:x="3.8543in" svg:y="0.0319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1" draw:text-style-name="P11" svg:width="0.4512in" svg:height="0.7768in" svg:x="5.4429in" svg:y="0.0319in"><text:p text:style-name="P3"><text:span text:style-name="T2">FC2</text:span></text:p><text:p text:style-name="P3"><text:span text:style-name="T2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1" draw:style-name="gr15" draw:text-style-name="P12" svg:width="0.3331in" svg:height="0.7768in" svg:x="1.5854in" svg:y="0.0319in"><text:p text:style-name="P3"><text:span text:style-name="T2">DROP1</text:span></text:p><text:p text:style-name="P3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5" draw:text-style-name="P12" svg:width="0.3331in" svg:height="0.7768in" svg:x="2.9402in" svg:y="0.0374in"><text:p text:style-name="P3"><text:span text:style-name="T2">DROP2</text:span></text:p><text:p text:style-name="P3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15" draw:text-style-name="P12" svg:width="0.3331in" svg:height="0.7768in" svg:x="4.2783in" svg:y="0.0319in"><text:p text:style-name="P3"><text:span text:style-name="T2">DROP3</text:span></text:p><text:p text:style-name="P3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15" draw:text-style-name="P12" svg:width="0.3331in" svg:height="0.7768in" svg:x="5.0957in" svg:y="0.0319in"><text:p text:style-name="P3"><text:span text:style-name="T2">DROP4</text:span></text:p><text:p text:style-name="P3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2" draw:text-style-name="P11" svg:width="0.4217in" svg:height="0.7768in" svg:x="5.9083in" svg:y="0.0319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1" draw:name="Shape1" draw:style-name="gr7" draw:text-style-name="P8" svg:width="0.3331in" svg:height="0.7768in" svg:x="0.2319in" svg:y="0.4228in"><text:p text:style-name="P3"><text:span text:style-name="T2">Input</text:span></text:p><text:p text:style-name="P3"><text:span text:style-name="T2">96x96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16" draw:text-style-name="P9" svg:width="0.4051in" svg:height="0.7768in" svg:x="0.5827in" svg:y="0.4228in"><text:p text:style-name="P3"><text:span text:style-name="T2">CONV1.1</text:span></text:p><text:p text:style-name="P3"><text:span text:style-name="T2">filters: 32</text:span></text:p><text:p text:style-name="P3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9" draw:text-style-name="P10" svg:width="0.4098in" svg:height="0.7768in" svg:x="1.4327in" svg:y="0.4228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7" draw:text-style-name="P9" svg:width="0.3787in" svg:height="0.7768in" svg:x="2.2083in" svg:y="0.4228in"><text:p text:style-name="P3"><text:span text:style-name="T2">CONV2.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0" draw:text-style-name="P10" svg:width="0.4157in" svg:height="0.7768in" svg:x="2.9992in" svg:y="0.4283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1" draw:text-style-name="P11" svg:width="0.4512in" svg:height="0.7768in" svg:x="5.3681in" svg:y="0.4228in"><text:p text:style-name="P3"><text:span text:style-name="T2">FC1</text:span></text:p><text:p text:style-name="P3"><text:span text:style-name="T2">1500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2" draw:text-style-name="P11" svg:width="0.4217in" svg:height="0.7768in" svg:x="6.6457in" svg:y="0.4228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8" draw:text-style-name="P9" svg:width="0.3858in" svg:height="0.7768in" svg:x="3.7862in" svg:y="0.4228in"><text:p text:style-name="P3"><text:span text:style-name="T2">CONV3.1</text:span></text:p><text:p text:style-name="P3"><text:span text:style-name="T2">filters: 64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9" draw:text-style-name="P10" svg:width="0.4098in" svg:height="0.7768in" svg:x="4.5917in" svg:y="0.4228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1" draw:text-style-name="P11" svg:width="0.4512in" svg:height="0.7768in" svg:x="6.1807in" svg:y="0.4228in"><text:p text:style-name="P3"><text:span text:style-name="T2">FC2</text:span></text:p><text:p text:style-name="P3"><text:span text:style-name="T2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1" draw:style-name="gr19" draw:text-style-name="P12" svg:width="0.3331in" svg:height="0.7768in" svg:x="1.8571in" svg:y="0.4228in"><text:p text:style-name="P3"><text:span text:style-name="T2">DROP1</text:span></text:p><text:p text:style-name="P3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9" draw:text-style-name="P12" svg:width="0.3331in" svg:height="0.7768in" svg:x="3.4339in" svg:y="0.4283in"><text:p text:style-name="P3"><text:span text:style-name="T2">DROP2</text:span></text:p><text:p text:style-name="P3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19" draw:text-style-name="P12" svg:width="0.3331in" svg:height="0.7768in" svg:x="5.0161in" svg:y="0.4228in"><text:p text:style-name="P3"><text:span text:style-name="T2">DROP3</text:span></text:p><text:p text:style-name="P3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19" draw:text-style-name="P12" svg:width="0.3331in" svg:height="0.7768in" svg:x="5.8335in" svg:y="0.4228in"><text:p text:style-name="P3"><text:span text:style-name="T2">DROP4</text:span></text:p><text:p text:style-name="P3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0" draw:text-style-name="P9" svg:width="0.4106in" svg:height="0.7768in" svg:x="1.0075in" svg:y="0.4228in"><text:p text:style-name="P3"><text:span text:style-name="T2">CONV1.2</text:span></text:p><text:p text:style-name="P3"><text:span text:style-name="T2">filters: 32</text:span></text:p><text:p text:style-name="P3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17" draw:text-style-name="P9" svg:width="0.3787in" svg:height="0.7768in" svg:x="2.6043in" svg:y="0.428in"><text:p text:style-name="P3"><text:span text:style-name="T2">CONV2.2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18" draw:text-style-name="P9" svg:width="0.3858in" svg:height="0.7768in" svg:x="4.1898in" svg:y="0.4228in"><text:p text:style-name="P3"><text:span text:style-name="T2">CONV3.2</text:span></text:p><text:p text:style-name="P3"><text:span text:style-name="T2">filters: 64</text:span></text:p><text:p text:style-name="P3"><text:span text:style-name="T2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8" draw:name="Shape1" draw:style-name="gr7" draw:text-style-name="P8" svg:width="0.3331in" svg:height="0.7768in" svg:x="0.2189in" svg:y="0.852in"><text:p text:style-name="P3"><text:span text:style-name="T2">Input</text:span></text:p><text:p text:style-name="P3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8" draw:text-style-name="P9" svg:width="0.5504in" svg:height="0.7768in" svg:x="0.5693in" svg:y="0.852in"><text:p text:style-name="P3"><text:span text:style-name="T2">CONV1</text:span></text:p><text:p text:style-name="P3"><text:span text:style-name="T2">filters: 32</text:span></text:p><text:p text:style-name="P3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9" draw:text-style-name="P10" svg:width="0.4098in" svg:height="0.7768in" svg:x="1.1366in" svg:y="0.852in"><text:p text:style-name="P3"><text:span text:style-name="T2">POOL1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8" draw:text-style-name="P9" svg:width="0.5504in" svg:height="0.7768in" svg:x="1.5626in" svg:y="0.852in"><text:p text:style-name="P3"><text:span text:style-name="T2">CONV2</text:span></text:p><text:p text:style-name="P3"><text:span text:style-name="T2">filters: 64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0" draw:text-style-name="P10" svg:width="0.4157in" svg:height="0.7768in" svg:x="2.1311in" svg:y="0.8575in"><text:p text:style-name="P3"><text:span text:style-name="T2">POOL2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1" draw:text-style-name="P11" svg:width="0.4512in" svg:height="0.7768in" svg:x="3.5563in" svg:y="0.852in"><text:p text:style-name="P3"><text:span text:style-name="T2">FC1</text:span></text:p><text:p text:style-name="P3"><text:span text:style-name="T2">500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2" draw:text-style-name="P11" svg:width="0.4217in" svg:height="0.7768in" svg:x="4.4902in" svg:y="0.852in"><text:p text:style-name="P3"><text:span text:style-name="T2">FC3</text:span></text:p><text:p text:style-name="P3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1" draw:style-name="gr8" draw:text-style-name="P9" svg:width="0.5504in" svg:height="0.7768in" svg:x="2.5618in" svg:y="0.852in"><text:p text:style-name="P3"><text:span text:style-name="T2">CONV3</text:span></text:p><text:p text:style-name="P3"><text:span text:style-name="T2">filters: 128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9" draw:text-style-name="P10" svg:width="0.4098in" svg:height="0.7768in" svg:x="3.1236in" svg:y="0.852in"><text:p text:style-name="P3"><text:span text:style-name="T2">POOL3</text:span></text:p><text:p text:style-name="P3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1" draw:text-style-name="P11" svg:width="0.4512in" svg:height="0.7768in" svg:x="4.0252in" svg:y="0.852in"><text:p text:style-name="P3"><text:span text:style-name="T2">FC2</text:span></text:p><text:p text:style-name="P3"><text:span text:style-name="T2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2"><draw:g text:anchor-type="paragraph" draw:z-index="59" draw:style-name="gr22"><draw:custom-shape draw:name="Shape2" draw:style-name="gr23" svg:width="0.6949in" svg:height="0.7776in" svg:x="1.3846in" svg:y="0.9346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489in" svg:y="1.0244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5854in" svg:y="1.1138in"><text:p/><draw:enhanced-geometry svg:viewBox="0 0 21600 21600" draw:type="rectangle" draw:enhanced-path="M 0 0 L 21600 0 21600 21600 0 21600 0 0 Z N"/></draw:custom-shape><draw:custom-shape draw:name="Shape2" draw:style-name="gr23" svg:width="0.6949in" svg:height="0.7776in" svg:x="1.6748in" svg:y="1.1957in"><text:p/><draw:enhanced-geometry svg:viewBox="0 0 21600 21600" draw:type="rectangle" draw:enhanced-path="M 0 0 L 21600 0 21600 21600 0 21600 0 0 Z N"/></draw:custom-shape></draw:g><draw:g text:anchor-type="paragraph" draw:z-index="60" draw:style-name="gr22"><draw:custom-shape draw:name="Shape2" draw:style-name="gr24" svg:width="0.5248in" svg:height="0.587in" svg:x="2.6193in" svg:y="1.0535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6976in" svg:y="1.1209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7709in" svg:y="1.189in"><text:p/><draw:enhanced-geometry svg:viewBox="0 0 21600 21600" draw:type="rectangle" draw:enhanced-path="M 0 0 L 21600 0 21600 21600 0 21600 0 0 Z N"/></draw:custom-shape><draw:custom-shape draw:name="Shape2" draw:style-name="gr24" svg:width="0.5248in" svg:height="0.587in" svg:x="2.8386in" svg:y="1.2508in"><text:p/><draw:enhanced-geometry svg:viewBox="0 0 21600 21600" draw:type="rectangle" draw:enhanced-path="M 0 0 L 21600 0 21600 21600 0 21600 0 0 Z N"/></draw:custom-shape></draw:g><draw:g text:anchor-type="paragraph" draw:z-index="61" draw:style-name="gr22"><draw:custom-shape draw:name="Shape2" draw:style-name="gr25" svg:width="0.4933in" svg:height="0.5524in" svg:x="3.5819in" svg:y="1.1189in"><text:p/><draw:enhanced-geometry svg:viewBox="0 0 21600 21600" draw:type="rectangle" draw:enhanced-path="M 0 0 L 21600 0 21600 21600 0 21600 0 0 Z N"/></draw:custom-shape><draw:custom-shape draw:name="Shape2" draw:style-name="gr25" svg:width="0.4933in" svg:height="0.5524in" svg:x="3.6563in" svg:y="1.1827in"><text:p/><draw:enhanced-geometry svg:viewBox="0 0 21600 21600" draw:type="rectangle" draw:enhanced-path="M 0 0 L 21600 0 21600 21600 0 21600 0 0 Z N"/></draw:custom-shape><draw:custom-shape draw:name="Shape2" draw:style-name="gr26" svg:width="0.4941in" svg:height="0.5524in" svg:x="3.7244in" svg:y="1.2461in"><text:p/><draw:enhanced-geometry svg:viewBox="0 0 21600 21600" draw:type="rectangle" draw:enhanced-path="M 0 0 L 21600 0 21600 21600 0 21600 0 0 Z N"/></draw:custom-shape><draw:custom-shape draw:name="Shape2" draw:style-name="gr25" svg:width="0.4933in" svg:height="0.5524in" svg:x="3.789in" svg:y="1.3043in"><text:p/><draw:enhanced-geometry svg:viewBox="0 0 21600 21600" draw:type="rectangle" draw:enhanced-path="M 0 0 L 21600 0 21600 21600 0 21600 0 0 Z N"/></draw:custom-shape></draw:g><draw:g text:anchor-type="paragraph" draw:z-index="62" draw:style-name="gr22"><draw:custom-shape draw:name="Shape2" draw:style-name="gr27" svg:width="0.3689in" svg:height="0.4134in" svg:x="4.4299in" svg:y="1.2075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4.4854in" svg:y="1.2555in"><text:p/><draw:enhanced-geometry svg:viewBox="0 0 21600 21600" draw:type="rectangle" draw:enhanced-path="M 0 0 L 21600 0 21600 21600 0 21600 0 0 Z N"/></draw:custom-shape><draw:custom-shape draw:name="Shape2" draw:style-name="gr29" svg:width="0.3705in" svg:height="0.4134in" svg:x="4.5362in" svg:y="1.3028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4.5846in" svg:y="1.3465in"><text:p/><draw:enhanced-geometry svg:viewBox="0 0 21600 21600" draw:type="rectangle" draw:enhanced-path="M 0 0 L 21600 0 21600 21600 0 21600 0 0 Z N"/></draw:custom-shape></draw:g><draw:g text:anchor-type="paragraph" draw:z-index="63" draw:style-name="gr22"><draw:custom-shape draw:name="Shape2" draw:style-name="gr27" svg:width="0.3689in" svg:height="0.4134in" svg:x="5.0409in" svg:y="1.2335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5.0965in" svg:y="1.2815in"><text:p/><draw:enhanced-geometry svg:viewBox="0 0 21600 21600" draw:type="rectangle" draw:enhanced-path="M 0 0 L 21600 0 21600 21600 0 21600 0 0 Z N"/></draw:custom-shape><draw:custom-shape draw:name="Shape2" draw:style-name="gr29" svg:width="0.3705in" svg:height="0.4134in" svg:x="5.1472in" svg:y="1.3287in"><text:p/><draw:enhanced-geometry svg:viewBox="0 0 21600 21600" draw:type="rectangle" draw:enhanced-path="M 0 0 L 21600 0 21600 21600 0 21600 0 0 Z N"/></draw:custom-shape><draw:custom-shape draw:name="Shape2" draw:style-name="gr28" svg:width="0.3697in" svg:height="0.4134in" svg:x="5.1957in" svg:y="1.3724in"><text:p/><draw:enhanced-geometry svg:viewBox="0 0 21600 21600" draw:type="rectangle" draw:enhanced-path="M 0 0 L 21600 0 21600 21600 0 21600 0 0 Z N"/></draw:custom-shape></draw:g><draw:custom-shape text:anchor-type="paragraph" draw:z-index="66" draw:name="Shape3" draw:style-name="gr34" draw:text-style-name="P13" svg:width="0.1933in" svg:height="0.1933in" svg:x="3.0402in" svg:y="1.4071in"><text:p/><draw:enhanced-geometry svg:viewBox="0 0 21600 21600" draw:type="rectangle" draw:enhanced-path="M 0 0 L 21600 0 21600 21600 0 21600 0 0 Z N"/></draw:custom-shape><draw:custom-shape text:anchor-type="paragraph" draw:z-index="67" draw:name="Shape3" draw:style-name="gr34" draw:text-style-name="P13" svg:width="0.1933in" svg:height="0.1933in" svg:x="3.9945in" svg:y="1.4661in"><text:p/><draw:enhanced-geometry svg:viewBox="0 0 21600 21600" draw:type="rectangle" draw:enhanced-path="M 0 0 L 21600 0 21600 21600 0 21600 0 0 Z N"/></draw:custom-shape><draw:g text:anchor-type="paragraph" draw:z-index="68" draw:style-name="gr22"><draw:line draw:name="Shape4" draw:style-name="gr35" draw:text-style-name="P3" svg:x1="2.1831in" svg:y1="1.2866in" svg:x2="3.1102in" svg:y2="1.4976in"><text:p/></draw:line><draw:line draw:name="Shape4" draw:style-name="gr35" draw:text-style-name="P3" svg:x1="2.1831in" svg:y1="1.524in" svg:x2="3.1102in" svg:y2="1.524in"><text:p/></draw:line></draw:g><draw:g text:anchor-type="paragraph" draw:z-index="69" draw:style-name="gr22"><draw:line draw:name="Shape4" draw:style-name="gr35" draw:text-style-name="P3" svg:x1="3.2335in" svg:y1="1.4134in" svg:x2="4.1217in" svg:y2="1.5846in"><text:p/></draw:line><draw:line draw:name="Shape4" draw:style-name="gr35" draw:text-style-name="P3" svg:x1="3.2335in" svg:y1="1.6063in" svg:x2="4.1217in" svg:y2="1.6063in"><text:p/></draw:line></draw:g><draw:custom-shape text:anchor-type="paragraph" draw:z-index="70" draw:name="Shape3" draw:style-name="gr36" draw:text-style-name="P13" svg:width="0.1421in" svg:height="0.1461in" svg:x="4.7071in" svg:y="1.5665in"><text:p/><draw:enhanced-geometry svg:viewBox="0 0 21600 21600" draw:type="rectangle" draw:enhanced-path="M 0 0 L 21600 0 21600 21600 0 21600 0 0 Z N"/></draw:custom-shape><draw:custom-shape text:anchor-type="paragraph" draw:z-index="71" draw:name="Shape3" draw:style-name="gr36" draw:text-style-name="P13" svg:width="0.1421in" svg:height="0.1461in" svg:x="5.3756in" svg:y="1.6236in"><text:p/><draw:enhanced-geometry svg:viewBox="0 0 21600 21600" draw:type="rectangle" draw:enhanced-path="M 0 0 L 21600 0 21600 21600 0 21600 0 0 Z N"/></draw:custom-shape><draw:g text:anchor-type="paragraph" draw:z-index="72" draw:style-name="gr22"><draw:line draw:name="Shape4" draw:style-name="gr35" draw:text-style-name="P3" svg:x1="4.1874in" svg:y1="1.4661in" svg:x2="4.7382in" svg:y2="1.6374in"><text:p/></draw:line><draw:line draw:name="Shape4" draw:style-name="gr35" draw:text-style-name="P3" svg:x1="4.1874in" svg:y1="1.6591in" svg:x2="4.7382in" svg:y2="1.6591in"><text:p/></draw:line></draw:g><draw:g text:anchor-type="paragraph" draw:z-index="73" draw:style-name="gr22"><draw:line draw:name="Shape4" draw:style-name="gr35" draw:text-style-name="P3" svg:x1="4.8484in" svg:y1="1.5638in" svg:x2="5.3992in" svg:y2="1.6925in"><text:p/></draw:line><draw:line draw:name="Shape4" draw:style-name="gr35" draw:text-style-name="P3" svg:x1="4.8484in" svg:y1="1.7091in" svg:x2="5.3992in" svg:y2="1.7091in"><text:p/></draw:line></draw:g><draw:g text:anchor-type="paragraph" draw:z-index="74" draw:style-name="gr22"><draw:line draw:name="Shape4" draw:style-name="gr35" draw:text-style-name="P3" svg:x1="5.5173in" svg:y1="1.6098in" svg:x2="5.9811in" svg:y2="1.7311in"><text:p/></draw:line><draw:line draw:name="Shape4" draw:style-name="gr35" draw:text-style-name="P3" svg:x1="5.5173in" svg:y1="1.7465in" svg:x2="5.9811in" svg:y2="1.7465in"><text:p/></draw:line></draw:g><draw:g text:anchor-type="paragraph" draw:z-index="64" draw:style-name="gr22"><draw:g draw:style-name="gr30"><draw:custom-shape draw:name="Shape2" draw:style-name="gr31" svg:width="0.276in" svg:height="0.3094in" svg:x="5.6311in" svg:y="1.2417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6728in" svg:y="1.278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711in" svg:y="1.3134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7472in" svg:y="1.3461in"><text:p/><draw:enhanced-geometry svg:viewBox="0 0 21600 21600" draw:type="rectangle" draw:enhanced-path="M 0 0 L 21600 0 21600 21600 0 21600 0 0 Z N"/></draw:custom-shape></draw:g><draw:g draw:style-name="gr30"><draw:custom-shape draw:name="Shape2" draw:style-name="gr31" svg:width="0.276in" svg:height="0.3094in" svg:x="5.7795in" svg:y="1.3874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8213in" svg:y="1.4236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8594in" svg:y="1.4591in"><text:p/><draw:enhanced-geometry svg:viewBox="0 0 21600 21600" draw:type="rectangle" draw:enhanced-path="M 0 0 L 21600 0 21600 21600 0 21600 0 0 Z N"/></draw:custom-shape><draw:custom-shape draw:name="Shape2" draw:style-name="gr32" svg:width="0.2768in" svg:height="0.3094in" svg:x="5.8957in" svg:y="1.4917in"><text:p/><draw:enhanced-geometry svg:viewBox="0 0 21600 21600" draw:type="rectangle" draw:enhanced-path="M 0 0 L 21600 0 21600 21600 0 21600 0 0 Z N"/></draw:custom-shape></draw:g></draw:g><draw:g text:anchor-type="paragraph" draw:z-index="79" draw:style-name="gr22"><draw:line draw:name="Shape4" draw:style-name="gr35" draw:text-style-name="P3" svg:x1="0.8957in" svg:y1="1.2543in" svg:x2="2.0102in" svg:y2="1.4654in"><text:p/></draw:line><draw:line draw:name="Shape4" draw:style-name="gr35" draw:text-style-name="P3" svg:x1="0.8957in" svg:y1="1.4925in" svg:x2="2.0102in" svg:y2="1.4925in"><text:p/></draw:line></draw:g><draw:custom-shape text:anchor-type="paragraph" draw:z-index="58" draw:name="Shape2" draw:style-name="gr21" svg:width="0.6949in" svg:height="0.7776in" svg:x="0.261in" svg:y="1.0264in"><text:p/><draw:enhanced-geometry svg:viewBox="0 0 21600 21600" draw:type="rectangle" draw:enhanced-path="M 0 0 L 21600 0 21600 21600 0 21600 0 0 Z N"/></draw:custom-shape><draw:custom-shape text:anchor-type="paragraph" draw:z-index="65" draw:name="Shape3" draw:style-name="gr33" draw:text-style-name="P13" svg:width="0.2106in" svg:height="0.2323in" svg:x="1.9728in" svg:y="1.2866in"><text:p/><draw:enhanced-geometry svg:viewBox="0 0 21600 21600" draw:type="rectangle" draw:enhanced-path="M 0 0 L 21600 0 21600 21600 0 21600 0 0 Z N"/></draw:custom-shape><draw:line text:anchor-type="paragraph" draw:z-index="75" draw:name="Shape4" draw:style-name="gr37" draw:text-style-name="P3" svg:x1="6.4299in" svg:y1="1.1902in" svg:x2="6.6638in" svg:y2="1.7831in"><text:p/></draw:line><draw:line text:anchor-type="paragraph" draw:z-index="76" draw:name="Shape4" draw:style-name="gr37" draw:text-style-name="P3" svg:x1="6.9535in" svg:y1="1.1984in" svg:x2="7.1874in" svg:y2="1.774in"><text:p/></draw:line><draw:line text:anchor-type="paragraph" draw:z-index="77" draw:name="Shape4" draw:style-name="gr37" draw:text-style-name="P3" svg:x1="7.3071in" svg:y1="1.278in" svg:x2="7.4335in" svg:y2="1.6091in"><text:p/></draw:line><draw:custom-shape text:anchor-type="paragraph" draw:z-index="78" draw:name="Shape3" draw:style-name="gr38" draw:text-style-name="P13" svg:width="0.2386in" svg:height="0.2386in" svg:x="0.6575in" svg:y="1.2543in"><text:p/><draw:enhanced-geometry svg:viewBox="0 0 21600 21600" draw:type="rectangle" draw:enhanced-path="M 0 0 L 21600 0 21600 21600 0 21600 0 0 Z N"/></draw:custom-shape><draw:frame text:anchor-type="paragraph" draw:z-index="80" draw:name="Shape5" draw:style-name="gr39" draw:text-style-name="P14" svg:width="0.9114in" svg:height="0.3843in" svg:x="0.9555in" svg:y="0.6772in"><draw:text-box><text:p><text:span text:style-name="T3">Convolution</text:span></text:p></draw:text-box></draw:frame><draw:frame text:anchor-type="paragraph" draw:z-index="81" draw:name="Shape5" draw:style-name="gr39" draw:text-style-name="P15" svg:width="0.9114in" svg:height="0.3843in" svg:x="2.2516in" svg:y="2.0571in"><draw:text-box><text:p text:style-name="P3"><text:span text:style-name="T3">Max pooling</text:span></text:p><text:p text:style-name="P3"><text:span text:style-name="T3">+ Dropout</text:span></text:p></draw:text-box></draw:frame><draw:frame text:anchor-type="paragraph" draw:z-index="82" draw:name="Shape5" draw:style-name="gr39" draw:text-style-name="P14" svg:width="0.9114in" svg:height="0.3843in" svg:x="4.8043in" svg:y="0.7484in"><draw:text-box><text:p><text:span text:style-name="T3">Convolution</text:span></text:p></draw:text-box></draw:frame><draw:frame text:anchor-type="paragraph" draw:z-index="83" draw:name="Shape5" draw:style-name="gr39" draw:text-style-name="P14" svg:width="0.9114in" svg:height="0.3843in" svg:x="3.189in" svg:y="0.6835in"><draw:text-box><text:p><text:span text:style-name="T3">Convolution</text:span></text:p></draw:text-box></draw:frame><draw:frame text:anchor-type="paragraph" draw:z-index="84" draw:name="Shape5" draw:style-name="gr39" draw:text-style-name="P15" svg:width="0.9114in" svg:height="0.3843in" svg:x="4.0161in" svg:y="2.0638in"><draw:text-box><text:p text:style-name="P3"><text:span text:style-name="T3">Max pooling</text:span></text:p><text:p text:style-name="P3"><text:span text:style-name="T3">+ Dropout</text:span></text:p></draw:text-box></draw:frame><draw:frame text:anchor-type="paragraph" draw:z-index="85" draw:name="Shape5" draw:style-name="gr39" draw:text-style-name="P15" svg:width="0.9114in" svg:height="0.3843in" svg:x="5.4091in" svg:y="2.0437in"><draw:text-box><text:p text:style-name="P3"><text:span text:style-name="T3">Max pooling</text:span></text:p><text:p text:style-name="P3"><text:span text:style-name="T3">+ Dropout</text:span></text:p></draw:text-box></draw:frame><draw:line text:anchor-type="paragraph" draw:z-index="86" draw:name="Shape6" draw:style-name="gr40" draw:text-style-name="P16" svg:x1="6.172in" svg:y1="1.8008in" svg:x2="6.6638in" svg:y2="1.7835in"><text:p/></draw:line><draw:line text:anchor-type="paragraph" draw:z-index="87" draw:name="Shape6" draw:style-name="gr40" draw:text-style-name="P16" svg:x1="5.9071in" svg:y1="1.2417in" svg:x2="6.3988in" svg:y2="1.2244in"><text:p/></draw:line><draw:line text:anchor-type="paragraph" draw:z-index="88" draw:name="Shape6" draw:style-name="gr40" draw:text-style-name="P16" svg:x1="6.7055in" svg:y1="1.7909in" svg:x2="7.1972in" svg:y2="1.7736in"><text:p/></draw:line><draw:line text:anchor-type="paragraph" draw:z-index="89" draw:name="Shape6" draw:style-name="gr40" draw:text-style-name="P16" svg:x1="6.4299in" svg:y1="1.2248in" svg:x2="6.9217in" svg:y2="1.2075in"><text:p/></draw:line><draw:line text:anchor-type="paragraph" draw:z-index="90" draw:name="Shape6" draw:style-name="gr40" draw:text-style-name="P16" svg:x1="7.1874in" svg:y1="1.7846in" svg:x2="7.4331in" svg:y2="1.6091in"><text:p/></draw:line><draw:line text:anchor-type="paragraph" draw:z-index="91" draw:name="Shape6" draw:style-name="gr40" draw:text-style-name="P16" svg:x1="6.9535in" svg:y1="1.2098in" svg:x2="7.3071in" svg:y2="1.278in"><text:p/></draw:line><draw:frame text:anchor-type="paragraph" draw:z-index="92" draw:name="Shape5" draw:style-name="gr41" draw:text-style-name="P15" svg:width="0.9114in" svg:height="0.1323in" svg:x="0.1811in" svg:y="1.8618in"><draw:text-box><text:p text:style-name="P3"><text:span text:style-name="T4">1x256x192</text:span></text:p></draw:text-box></draw:frame><draw:frame text:anchor-type="paragraph" draw:z-index="93" draw:name="Shape5" draw:style-name="gr42" draw:text-style-name="P14" svg:width="0.2087in" svg:height="0.1642in" svg:x="6.3398in" svg:y="1.0217in"><draw:text-box><text:p><text:span text:style-name="T3">FC</text:span></text:p></draw:text-box></draw:frame><draw:frame text:anchor-type="paragraph" draw:z-index="94" draw:name="Shape5" draw:style-name="gr43" draw:text-style-name="P14" svg:width="0.2524in" svg:height="0.1449in" svg:x="6.8492in" svg:y="1.0319in"><draw:text-box><text:p><text:span text:style-name="T3">FC</text:span></text:p></draw:text-box></draw:frame><draw:frame text:anchor-type="paragraph" draw:z-index="95" draw:name="Shape5" draw:style-name="gr44" draw:text-style-name="P14" svg:width="0.4224in" svg:height="0.1634in" svg:x="7.2264in" svg:y="1.0811in"><draw:text-box><text:p><text:span text:style-name="T3">FC</text:span></text:p></draw:text-box></draw:frame><draw:frame text:anchor-type="paragraph" draw:z-index="96" draw:name="Shape5" draw:style-name="gr45" draw:text-style-name="P17" svg:width="0.274in" svg:height="0.1724in" svg:x="6.6327in" svg:y="1.8008in"><draw:text-box><text:p><text:span text:style-name="T4">1000</text:span></text:p></draw:text-box></draw:frame><draw:frame text:anchor-type="paragraph" draw:z-index="97" draw:name="Shape5" draw:style-name="gr43" draw:text-style-name="P17" svg:width="0.2524in" svg:height="0.1449in" svg:x="7.1425in" svg:y="1.811in"><draw:text-box><text:p><text:span text:style-name="T4">1000</text:span></text:p></draw:text-box></draw:frame><draw:frame text:anchor-type="paragraph" draw:z-index="98" draw:name="Shape5" draw:style-name="gr44" draw:text-style-name="P17" svg:width="0.4224in" svg:height="0.1634in" svg:x="7.4335in" svg:y="1.5882in"><draw:text-box><text:p><text:span text:style-name="T4">16</text:span></text:p></draw:text-box></draw:frame><draw:line text:anchor-type="paragraph" draw:z-index="99" draw:name="Shape7" draw:style-name="gr46" draw:text-style-name="P3" svg:x1="1.1264in" svg:y1="0.8047in" svg:x2="1.1264in" svg:y2="1.2213in"><text:p/></draw:line><draw:line text:anchor-type="paragraph" draw:z-index="100" draw:name="Shape7" draw:style-name="gr46" draw:text-style-name="P3" svg:x1="4.9846in" svg:y1="0.8626in" svg:x2="4.9846in" svg:y2="1.2791in"><text:p/></draw:line><draw:line text:anchor-type="paragraph" draw:z-index="101" draw:name="Shape7" draw:style-name="gr46" draw:text-style-name="P3" svg:x1="1.1264in" svg:y1="0.8047in" svg:x2="1.1264in" svg:y2="1.2213in"><text:p/></draw:line><draw:line text:anchor-type="paragraph" draw:z-index="102" draw:name="Shape7" draw:style-name="gr46" draw:text-style-name="P3" svg:x1="3.4728in" svg:y1="0.8217in" svg:x2="3.4728in" svg:y2="1.4134in"><text:p/></draw:line><draw:line text:anchor-type="paragraph" draw:z-index="103" draw:name="Shape7" draw:style-name="gr46" draw:text-style-name="P18" svg:x1="2.528in" svg:y1="2.0571in" svg:x2="2.5264in" svg:y2="1.6016in"><text:p/></draw:line><draw:line text:anchor-type="paragraph" draw:z-index="104" draw:name="Shape7" draw:style-name="gr46" draw:text-style-name="P18" svg:x1="4.3984in" svg:y1="2.1157in" svg:x2="4.4012in" svg:y2="1.6988in"><text:p/></draw:line><draw:line text:anchor-type="paragraph" draw:z-index="105" draw:name="Shape7" draw:style-name="gr46" draw:text-style-name="P18" svg:x1="5.7299in" svg:y1="2.0437in" svg:x2="5.7327in" svg:y2="1.7811in"><text:p/></draw:line><draw:line text:anchor-type="paragraph" draw:z-index="106" draw:name="Shape7" draw:style-name="gr46" draw:text-style-name="P18" svg:x1="6.6646in" svg:y1="0.9134in" svg:x2="6.6638in" svg:y2="1.1906in"><text:p/></draw:line><draw:frame text:anchor-type="paragraph" draw:z-index="107" draw:name="Shape5" draw:style-name="gr43" draw:text-style-name="P15" svg:width="0.6476in" svg:height="0.1449in" svg:x="6.3244in" svg:y="0.7689in"><draw:text-box><text:p text:style-name="P3"><text:span text:style-name="T3">Dropout</text:span></text:p></draw:text-box></draw:frame><draw:frame text:anchor-type="paragraph" draw:z-index="108" draw:name="Shape8" draw:style-name="gr47" draw:text-style-name="P19" svg:width="0.1815in" svg:height="0.113in" svg:x="0.7in" svg:y="1.1547in"><draw:text-box><text:p><text:span text:style-name="T5">3x3</text:span></text:p></draw:text-box></draw:frame><draw:frame text:anchor-type="paragraph" draw:z-index="109" draw:name="Shape8" draw:style-name="gr47" draw:text-style-name="P19" svg:width="0.1815in" svg:height="0.113in" svg:x="1.9953in" svg:y="1.2in"><draw:text-box><text:p><text:span text:style-name="T5">2x2</text:span></text:p></draw:text-box></draw:frame><draw:frame text:anchor-type="paragraph" draw:z-index="110" draw:name="Shape8" draw:style-name="gr47" draw:text-style-name="P19" svg:width="0.1815in" svg:height="0.113in" svg:x="3.0681in" svg:y="1.3146in"><draw:text-box><text:p><text:span text:style-name="T5">2x2</text:span></text:p></draw:text-box></draw:frame><draw:frame text:anchor-type="paragraph" draw:z-index="111" draw:name="Shape8" draw:style-name="gr47" draw:text-style-name="P19" svg:width="0.1815in" svg:height="0.113in" svg:x="4.011in" svg:y="1.3783in"><draw:text-box><text:p><text:span text:style-name="T5">2x2</text:span></text:p></draw:text-box></draw:frame><draw:frame text:anchor-type="paragraph" draw:z-index="112" draw:name="Shape8" draw:style-name="gr47" draw:text-style-name="P19" svg:width="0.1815in" svg:height="0.113in" svg:x="4.7126in" svg:y="1.4654in"><draw:text-box><text:p><text:span text:style-name="T5">2x2</text:span></text:p></draw:text-box></draw:frame><draw:frame text:anchor-type="paragraph" draw:z-index="113" draw:name="Shape8" draw:style-name="gr47" draw:text-style-name="P19" svg:width="0.1815in" svg:height="0.113in" svg:x="5.372in" svg:y="1.522in"><draw:text-box><text:p><text:span text:style-name="T5">2x2</text:span></text:p></draw:text-box></draw:frame><draw:frame text:anchor-type="paragraph" draw:z-index="114" draw:name="Shape9" draw:style-name="gr48" draw:text-style-name="P20" svg:width="0.5197in" svg:height="0.124in" draw:transform="rotate (-0.00907571211037019) translate (1.73263888888889in 2.00694444444444in)"><draw:text-box><text:p><text:span text:style-name="T6">32x190x254</text:span></text:p></draw:text-box></draw:frame><draw:frame text:anchor-type="paragraph" draw:z-index="115" draw:name="Shape9" draw:style-name="gr48" draw:text-style-name="P20" svg:width="0.5197in" svg:height="0.124in" draw:transform="rotate (-0.00907571211037019) translate (2.86458333333333in 1.88958333333333in)"><draw:text-box><text:p><text:span text:style-name="T6">32x95x127</text:span></text:p></draw:text-box></draw:frame><draw:frame text:anchor-type="paragraph" draw:z-index="116" draw:name="Shape9" draw:style-name="gr48" draw:text-style-name="P20" svg:width="0.5197in" svg:height="0.124in" draw:transform="rotate (-0.00907571211037019) translate (3.80694444444444in 1.87986111111111in)"><draw:text-box><text:p><text:span text:style-name="T6">64x94x126</text:span></text:p></draw:text-box></draw:frame><draw:frame text:anchor-type="paragraph" draw:z-index="117" draw:name="Shape9" draw:style-name="gr48" draw:text-style-name="P20" svg:width="0.3748in" svg:height="0.124in" draw:transform="rotate (-0.00907571211037019) translate (4.60694444444444in 1.84236111111111in)"><draw:text-box><text:p><text:span text:style-name="T6">64x47x63</text:span></text:p></draw:text-box></draw:frame><draw:frame text:anchor-type="paragraph" draw:z-index="118" draw:name="Shape9" draw:style-name="gr49" draw:text-style-name="P20" svg:width="0.4169in" svg:height="0.1185in" draw:transform="rotate (-0.00907571211037019) translate (5.18472222222222in 1.83194444444444in)"><draw:text-box><text:p><text:span text:style-name="T6">128x46x62</text:span></text:p></draw:text-box></draw:frame><draw:frame text:anchor-type="paragraph" draw:z-index="119" draw:name="Shape9" draw:style-name="gr49" draw:text-style-name="P20" svg:width="0.4169in" svg:height="0.1185in" draw:transform="rotate (-0.00907571211037019) translate (5.88055555555556in 1.84652777777778in)"><draw:text-box><text:p><text:span text:style-name="T6">128x23x31</text:span></text:p></draw:text-box></draw:frame><draw:frame text:anchor-type="paragraph" draw:z-index="120" draw:name="Shape5" draw:style-name="gr50" draw:text-style-name="P15" svg:width="0.9114in" svg:height="0.1461in" svg:x="0.2154in" svg:y="0.8736in"><draw:text-box><text:p text:style-name="P3"><text:span text:style-name="T3">Input</text:span></text:p></draw:text-box></draw:frame><draw:custom-shape text:anchor-type="paragraph" draw:z-index="121" draw:name="Shape10" draw:style-name="gr51" draw:text-style-name="P21" svg:width="2.1067in" svg:height="1.1012in" svg:x="1.2953in" svg:y="0.8945in"><text:p/><draw:enhanced-geometry svg:viewBox="0 0 21600 21600" draw:type="rectangle" draw:enhanced-path="M 0 0 L 21600 0 21600 21600 0 21600 0 0 Z N"/></draw:custom-shape>input<text:tab/><text:tab/>conv<text:tab/><text:tab/>pool+ drop<text:tab/>conv<text:tab/>pool+drop<text:tab/>conv<text:tab/>pool+drop<text:tab/>fc<text:tab/>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2-20T19:07:35.940483635</dc:date>
    <meta:editing-duration>PT3H19M20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12" meta:character-count="63" meta:non-whitespace-character-count="52"/>
  </office:meta>
</office:document-meta>
</file>